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text-properties fo:color="#000080" style:font-name="Courier New" fo:font-size="9pt" style:font-size-asian="9pt" style:font-size-complex="9pt"/>
    </style:style>
    <style:style style:name="P4" style:family="paragraph" style:parent-style-name="Standard">
      <style:text-properties fo:color="#800000" style:font-name="Courier New" fo:font-size="9pt" style:font-size-asian="9pt" style:font-size-complex="9pt"/>
    </style:style>
    <style:style style:name="P5" style:family="paragraph" style:parent-style-name="Standard">
      <style:text-properties fo:color="#000000" style:font-name="Courier New" fo:font-size="9pt" style:font-size-asian="9pt" style:font-size-complex="9pt"/>
    </style:style>
    <style:style style:name="P6" style:family="paragraph" style:parent-style-name="Standard">
      <style:text-properties fo:color="#000000" style:font-name="Courier New" fo:font-size="8pt" style:font-size-asian="8pt" style:font-size-complex="8pt"/>
    </style:style>
    <style:style style:name="P7" style:family="paragraph" style:parent-style-name="Standard">
      <style:paragraph-properties fo:break-before="page"/>
      <style:text-properties fo:color="#000000" style:font-name="Courier New" fo:font-size="9pt" style:font-size-asian="9pt" style:font-size-complex="9pt"/>
    </style:style>
    <style:style style:name="P8" style:family="paragraph" style:parent-style-name="Standard">
      <style:paragraph-properties fo:break-before="page"/>
      <style:text-properties fo:color="#000000" style:font-name="Courier New" fo:font-size="8pt" style:font-size-asian="8pt" style:font-size-complex="8pt"/>
    </style:style>
    <style:style style:name="P9" style:family="paragraph" style:parent-style-name="Standard">
      <style:paragraph-properties fo:padding="0in" fo:border="none" style:shadow="none" style:join-border="false"/>
      <style:text-properties fo:color="#800000" style:font-name="Courier New" fo:font-size="9pt" style:font-size-asian="9pt" style:font-size-complex="9pt"/>
    </style:style>
    <style:style style:name="P10" style:family="paragraph" style:parent-style-name="Standard">
      <style:paragraph-properties fo:padding="0in" fo:border="none" style:shadow="none" style:join-border="false"/>
      <style:text-properties fo:color="#000000" style:font-name="Courier New" fo:font-size="9pt" style:font-size-asian="9pt" style:font-size-complex="9pt"/>
    </style:style>
    <style:style style:name="P11" style:family="paragraph" style:parent-style-name="Standard">
      <style:paragraph-properties style:shadow="none"/>
    </style:style>
    <style:style style:name="P12" style:family="paragraph" style:parent-style-name="Standard">
      <style:text-properties fo:color="#000000" style:font-name="Courier New" fo:font-size="9pt" style:font-size-asian="9pt" style:font-size-complex="9pt"/>
    </style:style>
    <style:style style:name="P13" style:family="paragraph" style:parent-style-name="Standard" style:list-style-name="L1">
      <style:text-properties fo:color="#000000" style:font-name="Courier New" fo:font-size="9pt" style:font-size-asian="9pt" style:font-size-complex="9pt"/>
    </style:style>
    <style:style style:name="P14" style:family="paragraph" style:parent-style-name="Standard" style:list-style-name="L2">
      <style:text-properties fo:color="#000000" style:font-name="Courier New" fo:font-size="9pt" style:font-size-asian="9pt" style:font-size-complex="9pt"/>
    </style:style>
    <style:style style:name="T1" style:family="text">
      <style:text-properties fo:color="#000080" style:font-name="Courier New" fo:font-size="9pt" style:font-size-asian="9pt" style:font-size-complex="9pt"/>
    </style:style>
    <style:style style:name="T2" style:family="text">
      <style:text-properties style:font-name="Courier New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quiSuite exchange with BMO, request for configuration manifest. <text:s/></text:p>
      <text:p text:style-name="P5">Packet capture with wireshark: Capture / Options:</text:p>
      <text:list xml:id="list33437142" text:style-name="L1">
        <text:list-item>
          <text:p text:style-name="P13">Capture in promiscuous mode</text:p>
        </text:list-item>
        <text:list-item>
          <text:p text:style-name="P13">Capture Filter: <text:s/>“net 192.168.10.223”</text:p>
        </text:list-item>
      </text:list>
      <text:p text:style-name="P5"/>
      <text:p text:style-name="P5">Note: blue=request, red=reply.</text:p>
      <text:p text:style-name="P5"/>
      <text:p text:style-name="P5">-------------------------------------------------------</text:p>
      <text:p text:style-name="P3">POST /upload.php HTTP/1.0</text:p>
      <text:p text:style-name="P3">Host: www.buildingmanageronline.com:80</text:p>
      <text:p text:style-name="P3">Connection: close</text:p>
      <text:p text:style-name="P3">Content-Length: 911</text:p>
      <text:p text:style-name="P3">Content-Type: multipart/form-data; boundary=MIME_BOUNDRY_MIME_BOUNDRY_MIME_BOUNDRY</text:p>
      <text:p text:style-name="P3">Pragma: no-cache</text:p>
      <text:p text:style-name="P3">Authorization: Basic MDAxRUM2MDAwMjczOnBhc3N3b3Jk</text:p>
      <text:p text:style-name="P3">User-Agent: Mozilla/4.0 (compatible; senddata.c 1.85; Linux; serial 001EC6000273)</text:p>
      <text:p text:style-name="P3"/>
      <text:p text:style-name="P3">--MIME_BOUNDRY_MIME_BOUNDRY_MIME_BOUNDRY</text:p>
      <text:p text:style-name="P3">Content-Disposition: form-data; name="SERIALNUMBER"</text:p>
      <text:p text:style-name="P3"/>
      <text:p text:style-name="P3">001EC6000273</text:p>
      <text:p text:style-name="P3">--MIME_BOUNDRY_MIME_BOUNDRY_MIME_BOUNDRY</text:p>
      <text:p text:style-name="P3">Content-Disposition: form-data; name="PASSWORD"</text:p>
      <text:p text:style-name="P3"/>
      <text:p text:style-name="P3">password</text:p>
      <text:p text:style-name="P3">--MIME_BOUNDRY_MIME_BOUNDRY_MIME_BOUNDRY</text:p>
      <text:p text:style-name="P3">Content-Disposition: form-data; name="LOOPNAME"</text:p>
      <text:p text:style-name="P3"/>
      <text:p text:style-name="P3">001EC6000273</text:p>
      <text:p text:style-name="P3">--MIME_BOUNDRY_MIME_BOUNDRY_MIME_BOUNDRY</text:p>
      <text:p text:style-name="P3">Content-Disposition: form-data; name="ACQUISUITEVERSION"</text:p>
      <text:p text:style-name="P3"/>
      <text:p text:style-name="P3">v02.09.0115</text:p>
      <text:p text:style-name="P3">--MIME_BOUNDRY_MIME_BOUNDRY_MIME_BOUNDRY</text:p>
      <text:p text:style-name="P3">Content-Disposition: form-data; name="USRVERSION"</text:p>
      <text:p text:style-name="P3"/>
      <text:p text:style-name="P3">(unknown)</text:p>
      <text:p text:style-name="P3">--MIME_BOUNDRY_MIME_BOUNDRY_MIME_BOUNDRY</text:p>
      <text:p text:style-name="P3">Content-Disposition: form-data; name="ROOTVERSION"</text:p>
      <text:p text:style-name="P3"/>
      <text:p text:style-name="P3">(unknown)</text:p>
      <text:p text:style-name="P3">--MIME_BOUNDRY_MIME_BOUNDRY_MIME_BOUNDRY</text:p>
      <text:p text:style-name="P3">Content-Disposition: form-data; name="KERNELVERSION"</text:p>
      <text:p text:style-name="P3"/>
      <text:p text:style-name="P3">(unknown)</text:p>
      <text:p text:style-name="P3">--MIME_BOUNDRY_MIME_BOUNDRY_MIME_BOUNDRY</text:p>
      <text:p text:style-name="P3">Content-Disposition: form-data; name="MODE"</text:p>
      <text:p text:style-name="P3"/>
      <text:p text:style-name="P3">CONFIGFILEMANIFEST</text:p>
      <text:p text:style-name="P3">--MIME_BOUNDRY_MIME_BOUNDRY_MIME_BOUNDRY--</text:p>
      <text:p text:style-name="P4">HTTP/1.1 200 OK</text:p>
      <text:p text:style-name="P4">Date: Thu, 23 Apr 2009 16:36:12 GMT</text:p>
      <text:p text:style-name="P4">Server: Apache/1.3.29 (Unix) PHP/4.3.5</text:p>
      <text:p text:style-name="P4">X-Powered-By: PHP/4.3.5</text:p>
      <text:p text:style-name="P4">Connection: close</text:p>
      <text:p text:style-name="P4">Content-Type: text/html</text:p>
      <text:p text:style-name="P4"/>
      <text:p text:style-name="P4">CONFIGFILE,loggerconfig.ini,ce27061c82d880fb2276888202f46e93,2009-04-23 16:35:42</text:p>
      <text:p text:style-name="P4">CONFIGFILE,modbus/mb-250.ini,bc7f42c4395a63ec732d1d0d8477d0a9,2008-06-10 22:40:22</text:p>
      <text:p text:style-name="P9">SUCCESS</text:p>
      <text:p text:style-name="P9"/>
      <text:p text:style-name="P9"/>
      <text:p text:style-name="P9"/>
      <text:p text:style-name="P10"/>
      <text:p text:style-name="P7"/>
      <text:p text:style-name="P5">AcquiSuite exchange with BMO, request to download (BMO--&gt;AcquiSuite) the loggerconfig.ini file. <text:s/></text:p>
      <text:p text:style-name="P5">Packet capture with wireshark: Capture / Options:</text:p>
      <text:list xml:id="list33471912" text:continue-numbering="true" text:style-name="L1">
        <text:list-item>
          <text:p text:style-name="P13">Capture in promiscuous mode</text:p>
        </text:list-item>
      </text:list>
      <text:list xml:id="list33466836" text:style-name="L2">
        <text:list-item>
          <text:p text:style-name="P14">Capture Filter: <text:s/>“net 192.168.10.223”</text:p>
        </text:list-item>
      </text:list>
      <text:p text:style-name="P5"/>
      <text:p text:style-name="P5">Note: blue=request, red=reply.</text:p>
      <text:p text:style-name="P2"/>
      <text:p text:style-name="P2">-------------------------------------------------------</text:p>
      <text:p text:style-name="P11"><text:span text:style-name="T1">GET /upload.php</text:span><text:span text:style-name="T1">?</text:span><text:span text:style-name="T1">MODE=CONFIGFILEDOWNLOAD&amp;SERIALNUMBER=001EC6000273&amp;PASSWORD=password&amp;MODBUSIP=127.0.0.1&amp;MODBUSPORT=502&amp;MODBUSDEVICE=0&amp;MODBUSDEVICECLA</text:span><text:span text:style-name="T1">SS=0 HTTP/1.0</text:span></text:p>
      <text:p text:style-name="P3">User-Agent: Wget/1.8.2</text:p>
      <text:p text:style-name="P3">Host: www.buildingmanageronline.com</text:p>
      <text:p text:style-name="P3">Accept: */*</text:p>
      <text:p text:style-name="P3">Connection: Keep-Alive</text:p>
      <text:p text:style-name="P3">Authorization: Basic MDAxRUM2MDAwMjczOnBhc3N3b3Jk</text:p>
      <text:p text:style-name="P3"/>
      <text:p text:style-name="P4">HTTP/1.1 200 OK</text:p>
      <text:p text:style-name="P4">Date: Thu, 23 Apr 2009 16:36:12 GMT</text:p>
      <text:p text:style-name="P4">Server: Apache/1.3.29 (Unix) PHP/4.3.5</text:p>
      <text:p text:style-name="P4">X-Powered-By: PHP/4.3.5</text:p>
      <text:p text:style-name="P4">Connection: close</text:p>
      <text:p text:style-name="P4">Content-Type: application/octet-stream</text:p>
      <text:p text:style-name="P4"/>
      <text:p text:style-name="P4">ALLOWREMOTECONFIG=YES</text:p>
      <text:p text:style-name="P4">BOOTPROTO=dhcp</text:p>
      <text:p text:style-name="P4">BROADCAST=192.168.40.255</text:p>
      <text:p text:style-name="P4">CONSOLEALARM=YES</text:p>
      <text:p text:style-name="P4">DIALINENABLED=NO</text:p>
      <text:p text:style-name="P4">DIALINLOCALIP=192.168.238.1</text:p>
      <text:p text:style-name="P4">DIALINREMOTEIP=192.168.238.2</text:p>
      <text:p text:style-name="P4">DIALOUTCHKLINE=NO</text:p>
      <text:p text:style-name="P4">DIALOUTENABLED=NO</text:p>
      <text:p text:style-name="P4">DIALOUTPASSWORD=</text:p>
      <text:p text:style-name="P4">DIALOUTPHONE=</text:p>
      <text:p text:style-name="P4">DIALOUTSTAYCONNECTED=NO</text:p>
      <text:p text:style-name="P4">DIALOUTUSERNAME=</text:p>
      <text:p text:style-name="P4">DNS1=70.99.203.62</text:p>
      <text:p text:style-name="P4">DNS2=</text:p>
      <text:p text:style-name="P4">DOMAINNAME=acquisuite.com</text:p>
      <text:p text:style-name="P4">GATEWAY=192.168.40.1</text:p>
      <text:p text:style-name="P4">HOSTNAME=acquisuite.acquisuite.com</text:p>
      <text:p text:style-name="P4">HTTPPROXY=</text:p>
      <text:p text:style-name="P4">HTTPPROXYPORT=</text:p>
      <text:p text:style-name="P4">IPADDR=192.168.40.50</text:p>
      <text:p text:style-name="P4">LOGPERIOD=15</text:p>
      <text:p text:style-name="P4">LOOPADDR="127.0.0.1"</text:p>
      <text:p text:style-name="P4">LOOPNAME=001EC6000273</text:p>
      <text:p text:style-name="P4">MAXUPLOADTRIES=3</text:p>
      <text:p text:style-name="P4">MODBUSDEBUG=NO</text:p>
      <text:p text:style-name="P4">MODBUSPARITY=0</text:p>
      <text:p text:style-name="P4">MODBUSSEARCHACROMAG=NO</text:p>
      <text:p text:style-name="P4">MODBUSSPEED=0</text:p>
      <text:p text:style-name="P4">MODBUSSTOPBIT=0</text:p>
      <text:p text:style-name="P4">MODBUSTCPACCESS=2</text:p>
      <text:p text:style-name="P4">MODBUSTIMEOUT=200000</text:p>
      <text:p text:style-name="P4">MODEMCHATDEBUG=YES</text:p>
      <text:p text:style-name="P4">MODEMSERIAL=</text:p>
      <text:p text:style-name="P4">MODEMSETUPSTRING="AT"</text:p>
      <text:p text:style-name="P4">MODEMSPEED="115200"</text:p>
      <text:p text:style-name="P4">MODEMTYPE=MT5600SMI</text:p>
      <text:p text:style-name="P4">MODEMVOLUME=YES</text:p>
      <text:p text:style-name="P4">NETMASK=255.255.255.0</text:p>
      <text:p text:style-name="P4">NETWORK=192.168.40.0</text:p>
      <text:p text:style-name="P4"><text:soft-page-break/>PASSWORD="password"</text:p>
      <text:p text:style-name="P4">PPPDEBUG=YES</text:p>
      <text:p text:style-name="P4">RDATESERVER=time.buildingmanageronline.com</text:p>
      <text:p text:style-name="P4">SENDDATADEBUG=NO</text:p>
      <text:p text:style-name="P4">SENDDATATRACE=NO</text:p>
      <text:p text:style-name="P4">SERIALNUMBER=001EC6000273</text:p>
      <text:p text:style-name="P4">SMTPENABLED=NO</text:p>
      <text:p text:style-name="P4">SMTPFROMADDR=</text:p>
      <text:p text:style-name="P4">SMTPSERVER=</text:p>
      <text:p text:style-name="P4">SMTPTOADDR1=</text:p>
      <text:p text:style-name="P4">SMTPTOADDR2=</text:p>
      <text:p text:style-name="P4">SMTPTOADDR3=</text:p>
      <text:p text:style-name="P4">SNMPTRAPENABLED=NO</text:p>
      <text:p text:style-name="P4">SNMPTRAPHOST1=</text:p>
      <text:p text:style-name="P4">SNMPTRAPHOST2=</text:p>
      <text:p text:style-name="P4">SNMPTRAPHOST3=</text:p>
      <text:p text:style-name="P4">TIMEPROTO=rdate</text:p>
      <text:p text:style-name="P4">TIMEZONE="US/Pacific"</text:p>
      <text:p text:style-name="P4">UPLOADDELAY=-1</text:p>
      <text:p text:style-name="P4">UPLOADHOUR=5</text:p>
      <text:p text:style-name="P4">UPLOADONALARM=NO</text:p>
      <text:p text:style-name="P4">UPLOADONBOOT=YES</text:p>
      <text:p text:style-name="P4">UPLOADONFULL=N<text:span text:style-name="T2">O</text:span></text:p>
      <text:p text:style-name="P4">UPLOADURL=http://www.buildingmanageronline.com/upload.php</text:p>
      <text:p text:style-name="P4"/>
      <text:p text:style-name="P1"/>
      <text:p text:style-name="P1"/>
      <text:p text:style-name="P5"/>
      <text:p text:style-name="P5"/>
      <text:p text:style-name="P8">/* ---------------------------------------------------------------------------------------*/</text:p>
      <text:p text:style-name="P6">/* <text:s text:c="5"/>This function takes an acquisuite configuration ini file (in blob format)</text:p>
      <text:p text:style-name="P6"><text:s text:c="6"/>and converts it into an array of ini set file parameters.</text:p>
      <text:p text:style-name="P6">*/</text:p>
      <text:p text:style-name="P6">function BMO_BlobIniToArray($blob)</text:p>
      <text:p text:style-name="P6">{</text:p>
      <text:p text:style-name="P6"><text:s text:c="3"/>$lines = explode("\n", $blob); <text:s text:c="6"/>// convert blob into an array of line items <text:s text:c="3"/></text:p>
      <text:p text:style-name="P6"><text:s text:c="3"/>foreach ($lines as $theline) <text:s text:c="9"/>// loop through the lines</text:p>
      <text:p text:style-name="P6"><text:s text:c="3"/>{ <text:s text:c="2"/>$parts = explode("=", $theline); <text:s text:c="3"/>// split each line into a parameter and value</text:p>
      <text:p text:style-name="P6"><text:s text:c="7"/>if (strlen($parts[0]) &gt; 0) $result_array[$parts[0]]=$parts[1]; <text:s/></text:p>
      <text:p text:style-name="P6"><text:tab/><text:tab/>// add the parameter and value to our result array. </text:p>
      <text:p text:style-name="P6"><text:tab/><text:tab/>//(the parameter is used as the index.)</text:p>
      <text:p text:style-name="P6"><text:s text:c="3"/>}</text:p>
      <text:p text:style-name="P6"><text:s text:c="8"/></text:p>
      <text:p text:style-name="P6"><text:s text:c="3"/>return $result_array;</text:p>
      <text:p text:style-name="P6">}</text:p>
      <text:p text:style-name="P6">/* ---------------------------------------------------------------------------------------*/</text:p>
      <text:p text:style-name="P6">/* <text:s text:c="3"/>This function takes an acquisuite configuration file (in array format)</text:p>
      <text:p text:style-name="P6"><text:s text:c="6"/>and converts it into a blob of ini set file parameters. (blob is stored in database)</text:p>
      <text:p text:style-name="P6">*/</text:p>
      <text:p text:style-name="P6">function BMO_ArrayToBlobIni($arrayIni)</text:p>
      <text:p text:style-name="P6">{</text:p>
      <text:p text:style-name="P6"><text:s text:c="4"/>foreach ($arrayIni as $key =&gt; $value) </text:p>
      <text:p text:style-name="P6"><text:s text:c="4"/>{ <text:s text:c="2"/>$result_blob <text:s/>= $result_blob . sprintf("%s=%s\n", $key, $value);</text:p>
      <text:p text:style-name="P6"><text:s text:c="4"/>}</text:p>
      <text:p text:style-name="P6"><text:s text:c="8"/></text:p>
      <text:p text:style-name="P6"><text:s text:c="4"/>return $result_blob;</text:p>
      <text:p text:style-name="P6">}</text:p>
      <text:p text:style-name="P6">/* ---------------------------------------------------------------------------------------*/</text:p>
      <text:p text:style-name="P6">/* <text:s text:c="5"/>This function takes an acquisuite configuration ini file (in blob format)</text:p>
      <text:p text:style-name="P6"><text:s text:c="6"/>and converts it into an array of ini set file parameters.</text:p>
      <text:p text:style-name="P6">*/</text:p>
      <text:p text:style-name="P6">function BMO_BlobIniChecksum($blob)</text:p>
      <text:p text:style-name="P6">{</text:p>
      <text:p text:style-name="P6"><text:s text:c="8"/>return md5($blob);</text:p>
      <text:p text:style-name="P6">}</text:p>
      <text:p text:style-name="P6">/* ---------------------------------------------------------------------------------------*/</text:p>
      <text:p text:style-name="P6">/* <text:s text:c="3"/>Some example code. <text:s/>This is an example of how to pull it all together.</text:p>
      <text:p text:style-name="P6">*/</text:p>
      <text:p text:style-name="P6"><text:tab/>// first build the sql query string to retrieve the file from database.</text:p>
      <text:p text:style-name="P6">$strQuery= "select * from tblAcquiSuite <text:s/>where SerialNumber='1234567890A' "; <text:s text:c="2"/></text:p>
      <text:p text:style-name="P6"/>
      <text:p text:style-name="P6">$SQLresult = mysql_query($strQuery,$MYSQL); <text:s/>// note, you should handle errors here. </text:p>
      <text:p text:style-name="P6"/>
      <text:p text:style-name="P6"><text:s text:c="2"/>// if we get a result, then extract the table name from the results..</text:p>
      <text:p text:style-name="P6">if ($SQLrow = mysql_fetch_array($SQLresult)) </text:p>
      <text:p text:style-name="P6">{ <text:s text:c="2"/>// place all found recordset values into variables...</text:p>
      <text:p text:style-name="P6"><text:s text:c="6"/>$strAcquiSuiteLastIP <text:s text:c="2"/>= $SQLrow["LastIP"]; <text:s text:c="2"/></text:p>
      <text:p text:style-name="P6"><text:s text:c="6"/>$blobConfiguration <text:s text:c="4"/>= $SQLrow["configuration"];</text:p>
      <text:p text:style-name="P6"/>
      <text:p text:style-name="P6"><text:tab/>// convert logger config ini file into an array of point config values.</text:p>
      <text:p text:style-name="P6"><text:s text:c="6"/>$configArray <text:s text:c="10"/>= BMO_BlobIniToArray($blobConfiguration); <text:s/></text:p>
      <text:p text:style-name="P6"/>
      <text:p text:style-name="P6"><text:s text:c="6"/>$configArray["UPLOADONBOOT"] = “YES”;<text:tab/>// modify a setting. Note, because we converted </text:p>
      <text:p text:style-name="P6"><text:tab/><text:tab/><text:tab/><text:tab/>//the ini file to an array, all parameters can be</text:p>
      <text:p text:style-name="P6"><text:tab/><text:tab/><text:tab/><text:tab/>// accessed with array syntax: <text:s/>array[parameter] = value</text:p>
      <text:p text:style-name="P6"><text:s text:c="4"/></text:p>
      <text:p text:style-name="P6"><text:s text:c="6"/>$blobConfiguration = <text:s/>BMO_ArrayToBlobIni($configArray); // turn it back into a blob.</text:p>
      <text:p text:style-name="P6"><text:s text:c="18"/></text:p>
      <text:p text:style-name="P6"><text:s text:c="6"/>$blobChecksum = BMO_BlobIniChecksum($blobConfiguration); // generate checksum</text:p>
      <text:p text:style-name="P6"><text:s text:c="6"/>$blobConfiguration = mysql_escape_string($blobConfiguration); <text:s/>// clean up sql reserved chars. </text:p>
      <text:p text:style-name="P6"/>
      <text:p text:style-name="P6"><text:s text:c="6"/>putenv("TZ=UTC");</text:p>
      <text:p text:style-name="P6"><text:s text:c="6"/>$strDate = date("Y-m-d H:i:s");<text:tab/>// make a date stamp of now, in UTC time.</text:p>
      <text:p text:style-name="P6"/>
      <text:p text:style-name="P6"><text:s text:c="6"/>$strQuery= sprintf("update tblAcquiSuite set configuration='%s', configurationchecksum='%s', configurationchangetime='%s' where SerialNumber='1234567890A'", $blobConfiguration, $blobChecksum, $strDate); // first build the sql string <text:s text:c="2"/></text:p>
      <text:p text:style-name="P6"><text:s text:c="3"/></text:p>
      <text:p text:style-name="P6"><text:s text:c="6"/>$SQLresult = mysql_query($strQuery,$MYSQL); <text:s text:c="2"/>// write the blob back to a database. </text:p>
      <text:p text:style-name="P6">} // end if sql row was availabl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23T13:35:54.06</dc:date>
    <dc:creator>Steve Herzog</dc:creator>
    <meta:editing-duration>PT01H08M51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4" meta:paragraph-count="193" meta:word-count="645" meta:character-count="6945"/>
    <meta:user-defined meta:name="Info 1"/>
    <meta:user-defined meta:name="Info 2"/>
    <meta:user-defined meta:name="Info 3"/>
    <meta:user-defined meta:name="Info 4"/>
  </office:meta>
</office:document-meta>
</file>